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Caladea" fo:font-size="12pt" officeooo:rsid="0014fe46" officeooo:paragraph-rsid="0014fe46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 acuerdo a las tareas realizadas en el cluster de Apache Meso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cito </meta:initial-creator>
    <meta:creation-date>2017-04-20T18:14:38.378560187</meta:creation-date>
    <dc:date>2017-04-20T18:35:55.641415584</dc:date>
    <dc:creator>Administradorcito </dc:creator>
    <meta:editing-duration>PT6M7S</meta:editing-duration>
    <meta:editing-cycles>1</meta:editing-cycles>
    <meta:document-statistic meta:table-count="0" meta:image-count="0" meta:object-count="0" meta:page-count="1" meta:paragraph-count="1" meta:word-count="12" meta:character-count="65" meta:non-whitespace-character-count="53"/>
    <meta:generator>LibreOffice/5.0.6.2$Linux_X86_64 LibreOffice_project/00$Build-2</meta:generator>
  </office:meta>
</office:document-meta>
</file>